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1984in"/>
    </style:style>
    <style:style style:name="co6" style:family="table-column">
      <style:table-column-properties fo:break-before="auto" style:column-width="0.3953in"/>
    </style:style>
    <style:style style:name="co2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Dictionary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Type</text:p>
          </table:table-cell>
        </table:table-row>
      </table:table>
      <table:table table:name="Words" table:style-name="ta1" table:print="false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ce1"/>
        <table:table-row table:style-name="ro1">
          <table:table-cell office:value-type="string">
            <text:p>Common</text:p>
          </table:table-cell>
          <table:table-cell office:value-type="string">
            <text:p>Draconic</text:p>
          </table:table-cell>
          <table:table-cell office:value-type="string">
            <text:p>P_1</text:p>
          </table:table-cell>
          <table:table-cell office:value-type="string">
            <text:p>P_2</text:p>
          </table:table-cell>
        </table:table-row>
        <table:table-row table:style-name="ro1">
          <table:table-cell office:value-type="string">
            <text:p>above</text:p>
          </table:table-cell>
          <table:table-cell office:value-type="string">
            <text:p>sver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fter</text:p>
          </table:table-cell>
          <table:table-cell office:value-type="string">
            <text:p>ghe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ir</text:p>
          </table:table-cell>
          <table:table-cell office:value-type="string">
            <text:p>thra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nd</text:p>
          </table:table-cell>
          <table:table-cell office:value-type="string">
            <text:p>vu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nimal</text:p>
          </table:table-cell>
          <table:table-cell office:value-type="string">
            <text:p>baeshra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rmor</text:p>
          </table:table-cell>
          <table:table-cell office:value-type="string">
            <text:p>litri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rrow</text:p>
          </table:table-cell>
          <table:table-cell office:value-type="string">
            <text:p>sven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vign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xe</text:p>
          </table:table-cell>
          <table:table-cell office:value-type="string">
            <text:p>garur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ag</text:p>
          </table:table-cell>
          <table:table-cell office:value-type="string">
            <text:p>waet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attle</text:p>
          </table:table-cell>
          <table:table-cell office:value-type="string">
            <text:p>vargac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eautiful</text:p>
          </table:table-cell>
          <table:table-cell office:value-type="string">
            <text:p>vorel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ronze</text:p>
          </table:table-cell>
          <table:table-cell office:value-type="string">
            <text:p>auji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efore</text:p>
          </table:table-cell>
          <table:table-cell office:value-type="string">
            <text:p>ghoro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hind</text:p>
          </table:table-cell>
          <table:table-cell office:value-type="string">
            <text:p>zar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low</text:p>
          </table:table-cell>
          <table:table-cell office:value-type="string">
            <text:p>vhi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side</text:p>
          </table:table-cell>
          <table:table-cell office:value-type="string">
            <text:p>unsin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g</text:p>
          </table:table-cell>
          <table:table-cell office:value-type="string">
            <text:p>turalisj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vutha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leed</text:p>
          </table:table-cell>
          <table:table-cell office:value-type="string">
            <text:p>valeij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lood</text:p>
          </table:table-cell>
          <table:table-cell office:value-type="string">
            <text:p>ieji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ulha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ow</text:p>
          </table:table-cell>
          <table:table-cell office:value-type="string">
            <text:p>vae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urn</text:p>
          </table:table-cell>
          <table:table-cell office:value-type="string">
            <text:p>valigna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very</text:p>
          </table:table-cell>
          <table:table-cell office:value-type="string">
            <text:p>sveargit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reed</text:p>
          </table:table-cell>
          <table:table-cell office:value-type="string">
            <text:p>maurg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ibe</text:p>
          </table:table-cell>
          <table:table-cell office:value-type="string">
            <text:p>durah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ut</text:p>
          </table:table-cell>
          <table:table-cell office:value-type="string">
            <text:p>sha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ave</text:p>
          </table:table-cell>
          <table:table-cell office:value-type="string">
            <text:p>waer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elestial</text:p>
          </table:table-cell>
          <table:table-cell office:value-type="string">
            <text:p>athe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entury</text:p>
          </table:table-cell>
          <table:table-cell office:value-type="string">
            <text:p>ierikc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eric</text:p>
          </table:table-cell>
          <table:table-cell office:value-type="string">
            <text:p>sunatha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aw</text:p>
          </table:table-cell>
          <table:table-cell office:value-type="string">
            <text:p>gi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opper</text:p>
          </table:table-cell>
          <table:table-cell office:value-type="string">
            <text:p>rac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 office:value-type="string">
            <text:p>rhyvo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oward</text:p>
          </table:table-cell>
          <table:table-cell office:value-type="string">
            <text:p>faessi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rippled</text:p>
          </table:table-cell>
          <table:table-cell office:value-type="string">
            <text:p>thurgix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dance</text:p>
          </table:table-cell>
          <table:table-cell office:value-type="string">
            <text:p>vaeri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anger</text:p>
          </table:table-cell>
          <table:table-cell office:value-type="string">
            <text:p>jirt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arkvision</text:p>
          </table:table-cell>
          <table:table-cell office:value-type="string">
            <text:p>svera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ay</text:p>
          </table:table-cell>
          <table:table-cell office:value-type="string">
            <text:p>ke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ead</text:p>
          </table:table-cell>
          <table:table-cell office:value-type="string">
            <text:p>loex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deity</text:p>
          </table:table-cell>
          <table:table-cell office:value-type="string">
            <text:p>urathe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emon</text:p>
          </table:table-cell>
          <table:table-cell office:value-type="string">
            <text:p>koth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ie</text:p>
          </table:table-cell>
          <table:table-cell office:value-type="string">
            <text:p>lorea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disembowel</text:p>
          </table:table-cell>
          <table:table-cell office:value-type="string">
            <text:p>gixustra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office:value-type="string">
            <text:p>darastri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warf</text:p>
          </table:table-cell>
          <table:table-cell office:value-type="string">
            <text:p>tund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arth</text:p>
          </table:table-cell>
          <table:table-cell office:value-type="string">
            <text:p>ed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lf</text:p>
          </table:table-cell>
          <table:table-cell office:value-type="string">
            <text:p>vaecaesi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levex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enemy</text:p>
          </table:table-cell>
          <table:table-cell office:value-type="string">
            <text:p>irly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vil</text:p>
          </table:table-cell>
          <table:table-cell office:value-type="string">
            <text:p>malsvi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eye</text:p>
          </table:table-cell>
          <table:table-cell office:value-type="string">
            <text:p>sauriv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ar</text:p>
          </table:table-cell>
          <table:table-cell office:value-type="string">
            <text:p>karif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ate</text:p>
          </table:table-cell>
          <table:table-cell office:value-type="string">
            <text:p>haurac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ew</text:p>
          </table:table-cell>
          <table:table-cell office:value-type="string">
            <text:p>laut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ire</text:p>
          </table:table-cell>
          <table:table-cell office:value-type="string">
            <text:p>ix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lee</text:p>
          </table:table-cell>
          <table:table-cell office:value-type="string">
            <text:p>osvith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fly</text:p>
          </table:table-cell>
          <table:table-cell office:value-type="string">
            <text:p>austra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food</text:p>
          </table:table-cell>
          <table:table-cell office:value-type="string">
            <text:p>achthen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or</text:p>
          </table:table-cell>
          <table:table-cell office:value-type="string">
            <text:p>ih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 office:value-type="string">
            <text:p>caesi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ortress</text:p>
          </table:table-cell>
          <table:table-cell office:value-type="string">
            <text:p>hurthi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riend</text:p>
          </table:table-cell>
          <table:table-cell office:value-type="string">
            <text:p>thurir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em</text:p>
          </table:table-cell>
          <table:table-cell office:value-type="string">
            <text:p>kethen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ive</text:p>
          </table:table-cell>
          <table:table-cell office:value-type="string">
            <text:p>majak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nome</text:p>
          </table:table-cell>
          <table:table-cell office:value-type="string">
            <text:p>terun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</text:p>
          </table:table-cell>
          <table:table-cell office:value-type="string">
            <text:p>gethrisj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ld</text:p>
          </table:table-cell>
          <table:table-cell office:value-type="string">
            <text:p>auri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</text:p>
          </table:table-cell>
          <table:table-cell office:value-type="string">
            <text:p>bensvelk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achuak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alfling</text:p>
          </table:table-cell>
          <table:table-cell office:value-type="string">
            <text:p>rauhis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ammer</text:p>
          </table:table-cell>
          <table:table-cell office:value-type="string">
            <text:p>jhan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ate</text:p>
          </table:table-cell>
          <table:table-cell office:value-type="string">
            <text:p>darta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eal</text:p>
          </table:table-cell>
          <table:table-cell office:value-type="string">
            <text:p>irisv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string">
            <text:p>okarthe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uman</text:p>
          </table:table-cell>
          <table:table-cell office:value-type="string">
            <text:p>munthre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if</text:p>
          </table:table-cell>
          <table:table-cell office:value-type="string">
            <text:p>sjek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n</text:p>
          </table:table-cell>
          <table:table-cell office:value-type="string">
            <text:p>persve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ron</text:p>
          </table:table-cell>
          <table:table-cell office:value-type="string">
            <text:p>usk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kill</text:p>
          </table:table-cell>
          <table:table-cell office:value-type="string">
            <text:p>sven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eader</text:p>
          </table:table-cell>
          <table:table-cell office:value-type="string">
            <text:p>maekri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gic</text:p>
          </table:table-cell>
          <table:table-cell office:value-type="string">
            <text:p>arcanis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n</text:p>
          </table:table-cell>
          <table:table-cell office:value-type="string">
            <text:p>sthy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ny</text:p>
          </table:table-cell>
          <table:table-cell office:value-type="string">
            <text:p>throd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eat</text:p>
          </table:table-cell>
          <table:table-cell office:value-type="string">
            <text:p>rhyae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ountain</text:p>
          </table:table-cell>
          <table:table-cell office:value-type="string">
            <text:p>verthicha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omina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ear</text:p>
          </table:table-cell>
          <table:table-cell office:value-type="string">
            <text:p>leirith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night</text:p>
          </table:table-cell>
          <table:table-cell office:value-type="string">
            <text:p>thurke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string">
            <text:p>thric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nor</text:p>
          </table:table-cell>
          <table:table-cell office:value-type="string">
            <text:p>thurgix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gre</text:p>
          </table:table-cell>
          <table:table-cell office:value-type="string">
            <text:p>ghonti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n</text:p>
          </table:table-cell>
          <table:table-cell office:value-type="string">
            <text:p>shafa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ne</text:p>
          </table:table-cell>
          <table:table-cell office:value-type="string">
            <text:p>i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usv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rc</text:p>
          </table:table-cell>
          <table:table-cell office:value-type="string">
            <text:p>ghi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eace</text:p>
          </table:table-cell>
          <table:table-cell office:value-type="string">
            <text:p>martivi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illage</text:p>
          </table:table-cell>
          <table:table-cell office:value-type="string">
            <text:p>thardarsh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latinum</text:p>
          </table:table-cell>
          <table:table-cell office:value-type="string">
            <text:p>u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ain</text:p>
          </table:table-cell>
          <table:table-cell office:value-type="string">
            <text:p>opos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chari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est</text:p>
          </table:table-cell>
          <table:table-cell office:value-type="string">
            <text:p>ssifisv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croll</text:p>
          </table:table-cell>
          <table:table-cell office:value-type="string">
            <text:p>sji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ecret</text:p>
          </table:table-cell>
          <table:table-cell office:value-type="string">
            <text:p>irth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ee</text:p>
          </table:table-cell>
          <table:table-cell office:value-type="string">
            <text:p>ocui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hadow</text:p>
          </table:table-cell>
          <table:table-cell office:value-type="string">
            <text:p>sjac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lver</text:p>
          </table:table-cell>
          <table:table-cell office:value-type="string">
            <text:p>or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kin (hide)</text:p>
          </table:table-cell>
          <table:table-cell office:value-type="string">
            <text:p>moli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laughter</text:p>
          </table:table-cell>
          <table:table-cell office:value-type="string">
            <text:p>kurik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mall</text:p>
          </table:table-cell>
          <table:table-cell office:value-type="string">
            <text:p>kosj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mart</text:p>
          </table:table-cell>
          <table:table-cell office:value-type="string">
            <text:p>othokent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o</text:p>
          </table:table-cell>
          <table:table-cell office:value-type="string">
            <text:p>zyak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oar</text:p>
          </table:table-cell>
          <table:table-cell office:value-type="string">
            <text:p>hysvea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ong</text:p>
          </table:table-cell>
          <table:table-cell office:value-type="string">
            <text:p>miiri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orcerer</text:p>
          </table:table-cell>
          <table:table-cell office:value-type="string">
            <text:p>vorastri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peak</text:p>
          </table:table-cell>
          <table:table-cell office:value-type="string">
            <text:p>renthisj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pear</text:p>
          </table:table-cell>
          <table:table-cell office:value-type="string">
            <text:p>n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ar</text:p>
          </table:table-cell>
          <table:table-cell office:value-type="string">
            <text:p>is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eel</text:p>
          </table:table-cell>
          <table:table-cell office:value-type="string">
            <text:p>vyth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tone</text:p>
          </table:table-cell>
          <table:table-cell office:value-type="string">
            <text:p>ternesj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office:value-type="string">
            <text:p>pok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rm</text:p>
          </table:table-cell>
          <table:table-cell office:value-type="string">
            <text:p>kepes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rong</text:p>
          </table:table-cell>
          <table:table-cell office:value-type="string">
            <text:p>versvesh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tupid</text:p>
          </table:table-cell>
          <table:table-cell office:value-type="string">
            <text:p>pothoc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word</text:p>
          </table:table-cell>
          <table:table-cell office:value-type="string">
            <text:p>cae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ake</text:p>
          </table:table-cell>
          <table:table-cell office:value-type="string">
            <text:p>clax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talk</text:p>
          </table:table-cell>
          <table:table-cell office:value-type="string">
            <text:p>ukri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thief</text:p>
          </table:table-cell>
          <table:table-cell office:value-type="string">
            <text:p>virly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hrough</text:p>
          </table:table-cell>
          <table:table-cell office:value-type="string">
            <text:p>ereke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eke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orrow</text:p>
          </table:table-cell>
          <table:table-cell office:value-type="string">
            <text:p>earen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ravel</text:p>
          </table:table-cell>
          <table:table-cell office:value-type="string">
            <text:p>ossalu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threasure</text:p>
          </table:table-cell>
          <table:table-cell office:value-type="string">
            <text:p>rasvi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ooth</text:p>
          </table:table-cell>
          <table:table-cell office:value-type="string">
            <text:p>othoken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gly</text:p>
          </table:table-cell>
          <table:table-cell office:value-type="string">
            <text:p>nurh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undead</text:p>
          </table:table-cell>
          <table:table-cell office:value-type="string">
            <text:p>kaegr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nder</text:p>
          </table:table-cell>
          <table:table-cell office:value-type="string">
            <text:p>onure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lley</text:p>
          </table:table-cell>
          <table:table-cell office:value-type="string">
            <text:p>aru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victory</text:p>
          </table:table-cell>
          <table:table-cell office:value-type="string">
            <text:p>vive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ant</text:p>
          </table:table-cell>
          <table:table-cell office:value-type="string">
            <text:p>tuo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war</text:p>
          </table:table-cell>
          <table:table-cell office:value-type="string">
            <text:p>aryt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ater</text:p>
          </table:table-cell>
          <table:table-cell office:value-type="string">
            <text:p>hesjing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e</text:p>
          </table:table-cell>
          <table:table-cell office:value-type="string">
            <text:p>y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lth</text:p>
          </table:table-cell>
          <table:table-cell office:value-type="string">
            <text:p>noac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eapon</text:p>
          </table:table-cell>
          <table:table-cell office:value-type="string">
            <text:p>larae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aussi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with</text:p>
          </table:table-cell>
          <table:table-cell office:value-type="string">
            <text:p>mir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zard</text:p>
          </table:table-cell>
          <table:table-cell office:value-type="string">
            <text:p>levethi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man</text:p>
          </table:table-cell>
          <table:table-cell office:value-type="string">
            <text:p>aesthy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ood</text:p>
          </table:table-cell>
          <table:table-cell office:value-type="string">
            <text:p>grovisv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year</text:p>
          </table:table-cell>
          <table:table-cell office:value-type="string">
            <text:p>eorikc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yrev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axun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yet</text:p>
          </table:table-cell>
          <table:table-cell office:value-type="string">
            <text:p>sjerit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you</text:p>
          </table:table-cell>
          <table:table-cell office:value-type="string">
            <text:p>wux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6537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okup Tabl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prep</text:p>
          </table:table-cell>
          <table:table-cell office:value-type="string">
            <text:p>Preposit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Nou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j</text:p>
          </table:table-cell>
          <table:table-cell office:value-type="string">
            <text:p>Conjugatio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dj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dv</text:p>
          </table:table-cell>
          <table:table-cell office:value-type="string">
            <text:p>Adver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on</text:p>
          </table:table-cell>
          <table:table-cell office:value-type="string">
            <text:p>Pronoun</text:p>
          </table:table-cell>
        </table:table-row>
      </table:table>
      <table:named-expressions/>
      <table:database-ranges>
        <table:database-range table:name="__Anonymous_Sheet_DB__1" table:target-range-address="Words.C1:Words.C1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dc:creator>Chris N</dc:creator>
    <dc:date>2012-02-21T02:12:15.84</dc:date>
    <meta:editing-cycles>3</meta:editing-cycles>
    <meta:editing-duration>PT3H18M</meta:editing-duration>
    <meta:document-statistic meta:table-count="3" meta:cell-count="506" meta:object-count="0"/>
    <meta:user-defined meta:name="Info 1"/>
    <meta:user-defined meta:name="Info 2"/>
    <meta:user-defined meta:name="Info 3"/>
    <meta:user-defined meta:name="Info 4"/>
  </office:meta>
</office:document-meta>
</file>